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4B300007C3900005A880108FA73.svm"/>
  <manifest:file-entry manifest:media-type="" manifest:full-path="Pictures/20000009000038A4000019A3647F8263.svm"/>
  <manifest:file-entry manifest:media-type="" manifest:full-path="Pictures/2000000900001B9900002885BF0A2389.svm"/>
  <manifest:file-entry manifest:media-type="" manifest:full-path="Pictures/20000009000036E2000017C641087E9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 style:list-style-name="L2">
      <style:paragraph-properties fo:text-align="start" style:justify-single-word="false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 style:list-style-name="L2">
      <style:paragraph-properties fo:text-align="justify" style:justify-single-word="false"/>
    </style:style>
    <style:style style:name="P11" style:family="paragraph" style:parent-style-name="Text_20_body" style:list-style-name="L7"/>
    <style:style style:name="P12" style:family="paragraph" style:parent-style-name="Text_20_body" style:list-style-name="L6">
      <style:paragraph-properties fo:margin-top="0cm" fo:margin-bottom="0cm"/>
    </style:style>
    <style:style style:name="P13" style:family="paragraph" style:parent-style-name="Text_20_body" style:list-style-name="L7">
      <style:paragraph-properties fo:margin-top="0cm" fo:margin-bottom="0cm"/>
    </style:style>
    <style:style style:name="P14" style:family="paragraph" style:parent-style-name="Heading_20_1">
      <style:paragraph-properties fo:text-align="start" style:justify-single-word="false"/>
      <style:text-properties fo:font-size="18pt" style:font-size-asian="18pt" style:font-size-complex="18pt"/>
    </style:style>
    <style:style style:name="P15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UITA Azeddine<text:tab/></text:p>
      <text:p text:style-name="Standard">Bayssac robin</text:p>
      <text:p text:style-name="P1"/>
      <text:p text:style-name="P2"><text:s/>I. Schématisation de la régulation</text:p>
      <text:p text:style-name="P3"/>
      <text:p text:style-name="P4">1. Compléter le schéma TI fourni ci-dessus en plaçant les fils permettant un fonctionnement de la régulation de niveau. </text:p>
      <text:list xml:id="list24469609" text:style-name="L1">
        <text:list-item>
          <text:p text:style-name="P5"><draw:frame draw:style-name="fr1" draw:name="images1" text:anchor-type="paragraph" svg:x="1.291cm" svg:y="0.37cm" svg:width="14.049cm" svg:height="6.085cm" draw:z-index="0"><draw:image xlink:href="Pictures/20000009000036E2000017C641087E9A.svm" xlink:type="simple" xlink:show="embed" xlink:actuate="onLoad"/></draw:frame>Donner le nom des différents éléments :</text:p>
          <text:p text:style-name="P5">Grandeur réglée : niveau L</text:p>
          <text:p text:style-name="P5">Grandeur réglante : débit Qout</text:p>
          <text:p text:style-name="P5">Grandeur perturbatrice : débit Qin</text:p>
          <text:p text:style-name="P5">Organe de réglage : vanne LV1</text:p>
          <text:p text:style-name="P5"/>
        </text:list-item>
        <text:list-item>
          <text:p text:style-name="P5">Dans le schéma fonctionnel ci-dessus, placer les éléments suivants : La consigne W ; La mesure X ; LV1, Qout ; LV2, Qin ; LIC ; LT </text:p>
        </text:list-item>
      </text:list>
      <text:p text:style-name="P4"><draw:frame draw:style-name="fr1" draw:name="images2" text:anchor-type="paragraph" svg:x="1.304cm" svg:y="0.714cm" svg:width="14.499cm" svg:height="6.563cm" draw:z-index="1"><draw:image xlink:href="Pictures/20000009000038A4000019A3647F8263.svm" xlink:type="simple" xlink:show="embed" xlink:actuate="onLoad"/></draw:frame></text:p>
      <text:list xml:id="list25203110" text:style-name="L2">
        <text:list-item>
          <text:list>
            <text:list-item>
              <text:list>
                <text:list-header>
                  <text:p text:style-name="P6"/>
                  <text:p text:style-name="P6"/>
                  <text:p text:style-name="P6"/>
                </text:list-header>
              </text:list>
            </text:list-item>
          </text:list>
        </text:list-item>
      </text:list>
      <text:p text:style-name="P4"/>
      <text:p text:style-name="P4"/>
      <text:list xml:id="list26660162" text:continue-numbering="true" text:style-name="L2">
        <text:list-item>
          <text:list>
            <text:list-item>
              <text:list>
                <text:list-header>
                  <text:p text:style-name="P6"/>
                </text:list-header>
              </text:list>
            </text:list-item>
          </text:list>
        </text:list-item>
      </text:list>
      <text:p text:style-name="P4"/>
      <text:list xml:id="list26655033" text:continue-numbering="true" text:style-name="L2">
        <text:list-item>
          <text:list>
            <text:list-item>
              <text:list>
                <text:list-header>
                  <text:p text:style-name="P6"/>
                </text:list-header>
                <text:list-item>
                  <text:p text:style-name="P6"><text:soft-page-break/>Quelle est le sens d’action du débit Qin sur le niveau X ? Compléter le schéma en ajoutant l’opérateur + ou – correspondant.</text:p>
                </text:list-item>
                <text:list-item>
                  <text:p text:style-name="P8">Quelle est le sens d’action du débit Qout sur le niveau X ? Compléter le schéma en ajoutant l’opérateur + ou - correspondant. </text:p>
                </text:list-item>
              </text:list>
            </text:list-item>
          </text:list>
        </text:list-item>
      </text:list>
      <text:p text:style-name="P7"><draw:frame draw:style-name="fr1" draw:name="images3" text:anchor-type="paragraph" svg:x="4.202cm" svg:y="0.102cm" svg:width="7.064cm" svg:height="10.373cm" draw:z-index="2"><draw:image xlink:href="Pictures/2000000900001B9900002885BF0A2389.svm" xlink:type="simple" xlink:show="embed" xlink:actuate="onLoad"/></draw:frame></text:p>
      <text:p text:style-name="P7"/>
      <text:list xml:id="list26652317" text:continue-numbering="true" text:style-name="L2">
        <text:list-item>
          <text:list>
            <text:list-item>
              <text:list>
                <text:list-item>
                  <text:p text:style-name="P10">Quelle est le sens d’action de la sortie Y du régulateur sur le niveau X ? En déduire le sens d’action du régulateur. Compléter le schéma en ajoutant les opérateurs + ou - correspondants. </text:p>
                </text:list-item>
              </text:list>
            </text:list-item>
          </text:list>
        </text:list-item>
      </text:list>
      <text:p text:style-name="P9"/>
      <text:p text:style-name="P9"/>
      <text:list xml:id="list26654740" text:continue-numbering="true" text:style-name="L2">
        <text:list-item>
          <text:list>
            <text:list-item>
              <text:list>
                <text:list-item>
                  <text:p text:style-name="P8">Si l'entrée du bloc H est soumise à une constante non nulle, donner l'allure de la sortie du bloc H. <text:line-break/>Quand Qin est ouvert alors le niveau augmente jusqu'à déborder</text:p>
                  <text:p text:style-name="P8"/>
                </text:list-item>
              </text:list>
            </text:list-item>
          </text:list>
        </text:list-item>
      </text:list>
      <text:p text:style-name="P7"><text:tab/><text:tab/>Dans un premier temps, le débit Qin = 0. La régulation est une régulation proportionnelle avec une consigne de 50%.</text:p>
      <text:h text:style-name="P14" text:outline-level="1"><text:soft-page-break/></text:h>
      <text:h text:style-name="P14" text:outline-level="1"/>
      <text:h text:style-name="P14" text:outline-level="1"/>
      <text:h text:style-name="P14" text:outline-level="1">II. Prédétermination de l’erreur statique quand Qin = 0</text:h>
      <text:p text:style-name="P7"/>
      <text:list xml:id="list25644559" text:style-name="L6">
        <text:list-item>
          <text:p text:style-name="P12">Donner la valeur de C. </text:p>
          <text:p text:style-name="P12">100/Xp</text:p>
        </text:list-item>
        <text:list-item>
          <text:p text:style-name="P12">Tracer la commande Y théorique fournie par le régulateur en fonction du niveau pour les bandes proportionnelles suivantes : 10%, 20 %. </text:p>
          <text:p text:style-name="P12">100 / 10 = 10<text:tab/><text:tab/><text:tab/><text:tab/>100 / 20 = 5</text:p>
        </text:list-item>
        <text:list-item>
          <text:p text:style-name="P12">Dans notre cas, quelle est la valeur de l’ouverture de la vanne en régime permanent ? Expliquez. </text:p>
          <text:p text:style-name="P12">Vue que le régime est permanent cela veut dire que i n y a pas d entrée d'eau et que Qin = 0</text:p>
        </text:list-item>
        <text:list-item>
          <text:p text:style-name="P12">En déduire la valeur de l’erreur statique pour les deux bandes proportionnelles. </text:p>
        </text:list-item>
      </text:list>
      <text:p text:style-name="P7"/>
      <text:p text:style-name="P7"/>
      <text:h text:style-name="P15" text:outline-level="1">III. Fonctionnement en mode automatique</text:h>
      <text:p text:style-name="P7">Vanne LV1 fermée, remplir le réservoir jusqu’à 100 %.</text:p>
      <text:list xml:id="list26268839" text:style-name="L7">
        <text:list-item>
          <text:p text:style-name="P13">Pour les deux valeurs de bande proportionnelle (10%, 20 %), relever la valeur de l’erreur statique.</text:p>
          <text:p text:style-name="P13"><draw:frame draw:style-name="fr1" draw:name="images4" text:anchor-type="paragraph" svg:x="0.563cm" svg:y="0.012cm" svg:width="15.903cm" svg:height="7.913cm" draw:z-index="3"><draw:image xlink:href="Pictures/200004B300007C3900005A880108FA73.svm" xlink:type="simple" xlink:show="embed" xlink:actuate="onLoad"/></draw:frame></text:p>
        </text:list-item>
        <text:list-item>
          <text:p text:style-name="P11">Expliquez pourquoi elles sont différentes des valeur théoriques. </text:p>
        </text:list-item>
      </text:list>
      <text:p text:style-name="P7"><text:s/>Car il ya le temps de réaction de la van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9-10-15T04:09:16.56</meta:creation-date>
    <dc:date>2019-10-15T06:45:02.76</dc:date>
    <meta:editing-duration>PT1H50M13S</meta:editing-duration>
    <meta:editing-cycles>3</meta:editing-cycles>
    <meta:generator>LibreOffice/3.3$Win32 LibreOffice_project/330m19$Build-202</meta:generator>
    <meta:document-statistic meta:table-count="0" meta:image-count="4" meta:object-count="0" meta:page-count="3" meta:paragraph-count="28" meta:word-count="372" meta:character-count="2033"/>
  </office:meta>
</office:document-meta>
</file>